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indent="11.502cm" style:auto-text-indent="false"/>
    </style:style>
    <style:style style:name="P3" style:family="paragraph" style:parent-style-name="Standard">
      <style:paragraph-properties fo:margin-left="0cm" fo:margin-right="0cm" fo:text-indent="1.251cm" style:auto-text-indent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Standard">
      <style:paragraph-properties fo:text-align="center" style:justify-single-word="false"/>
      <style:text-properties fo:font-size="18pt" fo:language="uk" fo:country="UA" style:font-size-asian="18pt" style:font-size-complex="18pt"/>
    </style:style>
    <style:style style:name="P6" style:family="paragraph" style:parent-style-name="Standard">
      <style:paragraph-properties fo:margin-left="11.24cm" fo:margin-right="0cm" fo:text-indent="0.263cm" style:auto-text-indent="false"/>
      <style:text-properties fo:font-size="14pt" fo:language="uk" fo:country="UA" style:font-size-asian="14pt" style:font-size-complex="14pt"/>
    </style:style>
    <style:style style:name="P7" style:family="paragraph" style:parent-style-name="Standard">
      <style:paragraph-properties fo:margin-left="0cm" fo:margin-right="0cm" fo:text-indent="11.502cm" style:auto-text-indent="false"/>
      <style:text-properties fo:font-size="14pt" fo:language="uk" fo:country="UA" style:font-size-asian="14pt" style:font-size-complex="14pt"/>
    </style:style>
    <style:style style:name="P8" style:family="paragraph" style:parent-style-name="Standard">
      <style:paragraph-properties fo:margin-left="0cm" fo:margin-right="0cm" fo:text-indent="1.251cm" style:auto-text-indent="false"/>
      <style:text-properties fo:font-size="12pt" fo:language="uk" fo:country="UA" style:font-size-asian="12pt" style:font-size-complex="12pt"/>
    </style:style>
    <style:style style:name="P9" style:family="paragraph" style:parent-style-name="Standard">
      <style:paragraph-properties fo:margin-left="0cm" fo:margin-right="0cm" fo:text-indent="1.251cm" style:auto-text-indent="false"/>
      <style:text-properties fo:font-size="12pt" fo:language="uk" fo:country="UA" fo:font-weight="bold" style:font-size-asian="12pt" style:font-weight-asian="bold" style:font-size-complex="12pt" style:font-weight-complex="bold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text-align="start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1" style:family="text">
      <style:text-properties style:font-name="Times New Roman" fo:font-size="18pt" fo:language="uk" fo:country="UA" style:font-size-asian="18pt" style:font-name-complex="Times New Roman1" style:font-size-complex="18pt"/>
    </style:style>
    <style:style style:name="T2" style:family="text">
      <style:text-properties style:font-name="Times New Roman" fo:font-size="18pt" fo:language="en" fo:country="US" style:font-size-asian="18pt" style:font-name-complex="Times New Roman1" style:font-size-complex="1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language="uk" fo:country="UA" style:font-size-asian="11pt" style:font-size-complex="11pt"/>
    </style:style>
    <style:style style:name="T5" style:family="text">
      <style:text-properties style:font-name="Arial" fo:font-size="12pt" fo:language="ru" fo:country="RU" fo:font-weight="bold" style:font-name-asian="Arial" style:font-size-asian="12pt" style:font-weight-asian="bold" style:font-name-complex="Arial" style:font-size-complex="12pt" style:font-weight-complex="bold"/>
    </style:style>
    <style:style style:name="T6" style:family="text">
      <style:text-properties style:font-name="Arial" fo:font-size="16pt" fo:language="ru" fo:country="RU" fo:font-weight="bold" style:font-name-asian="Arial" style:font-size-asian="16pt" style:font-weight-asian="bold" style:font-name-complex="Arial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Міністерство освіти, науки, молоді та спорту України</text:p>
      <text:p text:style-name="P5">Національний технічний університет України</text:p>
      <text:p text:style-name="P5">«Київський політехнічний інститут»</text:p>
      <text:p text:style-name="P5">Фізико-технічний інститу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0" text:outline-level="1"><text:span text:style-name="T1">Лабораторна робота №</text:span><text:span text:style-name="T2">2</text:span></text:h>
      <text:p text:style-name="P1"><text:span text:style-name="T6">«</text:span><text:span text:style-name="T5">Криптоаналіз афіної підстановки біграм</text:span><text:span text:style-name="T6">»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6">Виконав:</text:p>
      <text:p text:style-name="P7">студент 3 курсу ФТІ</text:p>
      <text:p text:style-name="P7">групи <text:s/>ФБ - 91</text:p>
      <text:p text:style-name="P7">Кісіленко О.Р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3">Київ - 201</text:span><text:span text:style-name="T4">2</text:span></text:p>
      <text:h text:style-name="P11" text:outline-level="1"><text:soft-page-break/>Листинг программы</text:h>
      <text:p text:style-name="P8">#!/usr/bin/python</text:p>
      <text:p text:style-name="P8"># -*- coding: utf-8 -*- #</text:p>
      <text:p text:style-name="P8">from lab1 import biN, singleN</text:p>
      <text:p text:style-name="P8">import operator, codecs, math, random, os, sys</text:p>
      <text:p text:style-name="P8"/>
      <text:p text:style-name="P8">file_in = ""</text:p>
      <text:p text:style-name="P8">file_out = ""</text:p>
      <text:p text:style-name="P8">rus_text = "TEXT1"</text:p>
      <text:p text:style-name="P8">temp = "temp"</text:p>
      <text:p text:style-name="P8">if len(sys.argv) == 3:</text:p>
      <text:p text:style-name="P8"><text:s text:c="4"/>file_in = sys.argv[1]</text:p>
      <text:p text:style-name="P8"><text:s text:c="4"/>file_out = sys.argv[2]</text:p>
      <text:p text:style-name="P8">else:</text:p>
      <text:p text:style-name="P8"><text:s text:c="4"/>print "usage script.py &lt;input file name&gt; &lt;output file name&gt;"</text:p>
      <text:p text:style-name="P8"/>
      <text:p text:style-name="P9">most_use = [u'ст', u'но', u'то', u'на', u'ен']</text:p>
      <text:p text:style-name="P8">m = 31</text:p>
      <text:p text:style-name="P9">alphabet = {u'а':0, u'б':1, u'в':2, u'г':3, u'д':4, u'е':5, u'ж':6, u'з':7, u'и':8, u'й':9, u'к':10, u'л':11, u'м':12, u'н':13, u'о':14, u'п':15, u'р':16, u'с':17, u'т':18, u'у':19, u'ф':20, u'х':21, u'ц':22, u'ч':23, u'ш':24, u'щ':25, u'ь':26, u'ы':27, u'э':28, u'ю':29, u'я':30}</text:p>
      <text:p text:style-name="P8"/>
      <text:p text:style-name="P8">x = biN(file_in)</text:p>
      <text:p text:style-name="P8">most_biN_find = sorted(x.iteritems(), key=operator.itemgetter(1))[-5:]</text:p>
      <text:p text:style-name="P8"/>
      <text:p text:style-name="P8">freq_voc = sorted(singleN(rus_text).iteritems(), key = operator.itemgetter(1))[-7:]</text:p>
      <text:p text:style-name="P8">freq_voc.pop()</text:p>
      <text:p text:style-name="P8">less_voc = sorted(singleN(rus_text).iteritems(), key = operator.itemgetter(1))[:4]</text:p>
      <text:p text:style-name="P8"/>
      <text:p text:style-name="P8">def readable(filename):</text:p>
      <text:p text:style-name="P8"><text:s text:c="4"/>desh_freq = sorted(singleN(filename).iteritems(), key = operator.itemgetter(1))[-4:]</text:p>
      <text:p text:style-name="P8"><text:s text:c="4"/>for i in range(0,len(desh_freq)):</text:p>
      <text:p text:style-name="P8"><text:s text:c="8"/>symbol = False</text:p>
      <text:p text:style-name="P8"><text:tab/>for j in range(0,len(freq_voc)):</text:p>
      <text:p text:style-name="P8"><text:tab/> <text:s text:c="3"/>if freq_voc[j][0] == desh_freq[i][0] : symbol = True</text:p>
      <text:p text:style-name="P8"><text:tab/>if symbol == False: return False</text:p>
      <text:p text:style-name="P8"><text:s text:c="4"/>return True</text:p>
      <text:p text:style-name="P8"><text:s text:c="4"/></text:p>
      <text:p text:style-name="P8">def readable_neg(filename):</text:p>
      <text:p text:style-name="P8"><text:s text:c="4"/>less_voc_desh = sorted(singleN(filename).iteritems(), key = operator.itemgetter(1))[:3]</text:p>
      <text:p text:style-name="P8"><text:s text:c="4"/>for i in range(0,len(less_voc_desh)):</text:p>
      <text:p text:style-name="P8"><text:s text:c="8"/>symbol = False</text:p>
      <text:p text:style-name="P8"><text:tab/>for j in range(0,len(less_voc)):</text:p>
      <text:p text:style-name="P8"><text:tab/> <text:s text:c="3"/>if less_voc[j][0] == less_voc_desh[i][0] : symbol = True</text:p>
      <text:p text:style-name="P8"><text:tab/>if symbol == False: return False</text:p>
      <text:p text:style-name="P8"><text:s text:c="4"/>return True</text:p>
      <text:p text:style-name="P8"><text:s text:c="4"/></text:p>
      <text:p text:style-name="P8">def get_alp_key(val):</text:p>
      <text:p text:style-name="P8"><text:s text:c="4"/>return [key for key, value in alphabet.iteritems() if value == val][0]</text:p>
      <text:p text:style-name="P8"/>
      <text:p text:style-name="P8">def a_key(x1,x2,y1,y2):</text:p>
      <text:p text:style-name="P8"><text:s text:c="4"/>x1,x2,y1,y2 = map(get_code,[x1,x2,y1,y2])</text:p>
      <text:p text:style-name="P8"><text:soft-page-break/><text:s text:c="4"/>d = extended_euclid(x1-x2,m*m)[0]</text:p>
      <text:p text:style-name="P8"><text:s text:c="4"/>if d == 1:</text:p>
      <text:p text:style-name="P8"><text:s text:c="8"/>a = extended_euclid(m*m,x1-x2)[2]*(y1-y2) % (m*m)</text:p>
      <text:p text:style-name="P8"><text:s text:c="8"/>return a</text:p>
      <text:p text:style-name="P8"><text:s text:c="4"/>elif (y1-y2) % d != 0 :</text:p>
      <text:p text:style-name="P8"><text:s text:c="8"/>return 0</text:p>
      <text:p text:style-name="P8"><text:s text:c="4"/>else :</text:p>
      <text:p text:style-name="P8"><text:s text:c="8"/>a = extended_euclid(m*m/d,(x1-x2)/d)[2]*(y1-y2)/d % (m*m)/d</text:p>
      <text:p text:style-name="P8"><text:s text:c="8"/>return a</text:p>
      <text:p text:style-name="P8"/>
      <text:p text:style-name="P8">def b_key(x1,y1,a):</text:p>
      <text:p text:style-name="P8"><text:s text:c="4"/>x1,y1 = map(get_code,[x1,y1])</text:p>
      <text:p text:style-name="P8"><text:s text:c="4"/>b = (y1 - a*x1) % (m*m)</text:p>
      <text:p text:style-name="P8"><text:s text:c="4"/>return b</text:p>
      <text:p text:style-name="P8"/>
      <text:p text:style-name="P8">def de_code_text(filename,a,b):</text:p>
      <text:p text:style-name="P8"><text:s text:c="4"/>text = codecs.open(filename, "r", "utf-8" )</text:p>
      <text:p text:style-name="P8"><text:s text:c="4"/>f = codecs.open(temp, 'w', 'utf-8')</text:p>
      <text:p text:style-name="P8"><text:s text:c="4"/>for line in text.readlines():</text:p>
      <text:p text:style-name="P8"><text:s text:c="8"/>for i in range(0,len(line.strip())-1):</text:p>
      <text:p text:style-name="P8"><text:tab/> <text:s text:c="3"/>if i % 2 == 0 :</text:p>
      <text:p text:style-name="P8"><text:tab/> <text:s text:c="7"/>Y = get_code(line[i]+line[i+1])</text:p>
      <text:p text:style-name="P8"><text:tab/> <text:s text:c="7"/>X = extended_euclid(m*m,a)[2]*(Y-b) % (m*m)</text:p>
      <text:p text:style-name="P8"><text:tab/> <text:s text:c="7"/>f.write(de_code(X))</text:p>
      <text:p text:style-name="P8"><text:s text:c="4"/>f.close()</text:p>
      <text:p text:style-name="P8"/>
      <text:p text:style-name="P8">def get_code(bi):</text:p>
      <text:p text:style-name="P8"><text:s text:c="4"/>return (alphabet[bi[0]])*m+alphabet[bi[1]]</text:p>
      <text:p text:style-name="P8"/>
      <text:p text:style-name="P8">def de_code(code):</text:p>
      <text:p text:style-name="P8"><text:s text:c="4"/>return get_alp_key(code / 31 ) + get_alp_key(code % 31)</text:p>
      <text:p text:style-name="P8"/>
      <text:p text:style-name="P9">def extended_euclid(a, b):</text:p>
      <text:p text:style-name="P8"><text:s text:c="4"/>if (b==0):</text:p>
      <text:p text:style-name="P8"><text:s text:c="8"/>return a, 1, 0</text:p>
      <text:p text:style-name="P8"><text:s text:c="4"/>d, x, y = extended_euclid(b, a % b)</text:p>
      <text:p text:style-name="P8"><text:s text:c="4"/>return d, y, x - a/b*y</text:p>
      <text:p text:style-name="P8"/>
      <text:p text:style-name="P8">while True:</text:p>
      <text:p text:style-name="P8"><text:s text:c="4"/>X = most_use[random.randint(0,4)]</text:p>
      <text:p text:style-name="P8"><text:s text:c="4"/>XX = most_use[random.randint(0,4)]</text:p>
      <text:p text:style-name="P8"><text:s text:c="4"/>Y = most_biN_find[random.randint(0,4)]</text:p>
      <text:p text:style-name="P8"><text:s text:c="4"/>YY = most_biN_find[random.randint(0,4)]</text:p>
      <text:p text:style-name="P8"><text:s text:c="4"/>a = a_key(X,XX,Y[0],YY[0])</text:p>
      <text:p text:style-name="P8"><text:s text:c="4"/>b = b_key(X,Y[0],a)</text:p>
      <text:p text:style-name="P8"><text:s text:c="4"/>if a % m != 0:</text:p>
      <text:p text:style-name="P8"><text:tab/>de_code_text(file_in,a,b)</text:p>
      <text:p text:style-name="P8"><text:tab/>if readable(temp) and readable_neg(temp):</text:p>
      <text:p text:style-name="P8"><text:tab/> <text:s text:c="3"/>os.rename(temp,file_out)</text:p>
      <text:p text:style-name="P8"><text:tab/> <text:s text:c="3"/>break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>
          <style:tab-stop style:position="1.251cm"/>
        </style:tab-stops>
      </style:paragraph-properties>
      <style:text-properties fo:color="#000000"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.212cm" fo:margin-bottom="0cm" fo:line-height="150%" fo:text-align="justify" style:justify-single-word="false" fo:text-indent="1.251cm" style:auto-text-indent="false" fo:background-color="#ffffff">
        <style:background-image/>
      </style:paragraph-properties>
      <style:text-properties fo:color="#00000a" fo:font-size="14pt" fo:letter-spacing="-0.002cm" fo:language="uk" fo:country="UA" style:font-size-asian="14pt" style:font-size-complex="10pt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.106cm"/>
      <style:text-properties style:font-name="Arial1" fo:font-size="16pt" fo:font-weight="bold" style:font-name-asian="Arial2" style:font-size-asian="16pt" style:font-weight-asian="bold" style:font-name-complex="Arial2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style:font-name="Arial1" fo:font-size="16pt" fo:font-weight="bold" style:font-name-asian="Arial2" style:font-size-asian="16pt" style:language-asian="ru" style:country-asian="RU" style:font-weight-asian="bold" style:font-name-complex="Arial2" style:font-size-complex="16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fo:color="#000000" style:font-name="Tahoma" fo:font-size="8pt" style:font-name-asian="Times New Roman1" style:font-size-asian="8pt" style:language-asian="ru" style:country-asian="RU" style:font-name-complex="Tahoma1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size="13pt" fo:font-weight="bold" style:font-size-asian="13pt" style:language-asian="ru" style:country-asian="RU" style:font-weight-asian="bold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Основной_20_текст_20_Знак" style:display-name="Основной текст Знак" style:family="text" style:parent-style-name="Default_20_Paragraph_20_Font">
      <style:text-properties fo:letter-spacing="-0.002cm" fo:language="uk" fo:country="UA" fo:background-color="#ffffff" style:font-name-asian="Times New Roman1" style:language-asian="ru" style:country-asian="RU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369cm" style:layout-grid-ruby-height="0.303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2T15:45:00</meta:creation-date>
    <meta:initial-creator>Laory</meta:initial-creator>
    <dc:date>2012-02-28T22:01:52</dc:date>
    <meta:editing-cycles>5</meta:editing-cycles>
    <meta:editing-duration>PT1H7M31S</meta:editing-duration>
    <meta:generator>LibreOffice/3.4$Linux LibreOffice_project/340m1$Build-402</meta:generator>
    <meta:document-statistic meta:table-count="0" meta:image-count="0" meta:object-count="0" meta:page-count="3" meta:paragraph-count="99" meta:word-count="396" meta:character-count="3327" meta:non-whitespace-character-count="2753"/>
    <meta:template xlink:type="simple" xlink:actuate="onRequest" xlink:title="Normal.dotm" xlink:href=""/>
  </office:meta>
</office:document-meta>
</file>